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7" style:family="text">
      <style:text-properties style:font-name="Candara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CodeSniffer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 guia oficial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É um conjunto de 2 arquivos</text:span></text:p>
            <text:p text:style-name="P8"><text:span text:style-name="T6">1 – Detecta violações de padrões</text:span></text:p>
            <text:p text:style-name="P8"><text:span text:style-name="T6">2 – Corrige violações de padrões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Instalação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composer global require "squizlabs/php_codesniffer=*"</text:span></text:p>
            <text:p text:style-name="P8"><text:span text:style-name="T6">Ou</text:span></text:p>
            <text:p text:style-name="P8"><text:span text:style-name="T6">composer require --dev "squizlabs/php_codesniffer=*"</text:span></text:p>
            <text:p text:style-name="P8"><text:span text:style-name="T6"/></text:p>
            <text:p text:style-name="P8"><text:span text:style-name="T6">Mais detalhes no link oficial:</text:span></text:p>
            <text:p text:style-name="P8"><text:span text:style-name="T6">https://github.com/squizlabs/PHP_CodeSniffer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Uso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7">Comando padrão</text:span></text:p>
            <text:p text:style-name="P8"><text:span text:style-name="T6">/vendor/bin/phpcs [arquivo ou diretorio]</text:span></text:p>
            <text:p text:style-name="P8"><text:span text:style-name="T7">Verificar PSR 2</text:span></text:p>
            <text:p text:style-name="P8"><text:span text:style-name="T6">–</text:span><text:span text:style-name="T6">-standard=PSR2</text:span></text:p>
            <text:p text:style-name="P8"><text:span text:style-name="T7">Colorir a saída</text:span></text:p>
            <text:p text:style-name="P8"><text:span text:style-name="T6">--colors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3H42M49S</meta:editing-duration>
    <meta:editing-cycles>21</meta:editing-cycles>
    <dc:date>2015-08-26T19:18:00.666469424</dc:date>
    <meta:generator>LibreOffice/4.4.2.2$Linux_X86_64 LibreOffice_project/40m0$Build-2</meta:generator>
    <meta:document-statistic meta:object-count="44"/>
  </office:meta>
</office:document-meta>
</file>